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606b5" officeooo:paragraph-rsid="000606b5"/>
    </style:style>
    <style:style style:name="P2" style:family="paragraph" style:parent-style-name="Standard">
      <style:paragraph-properties fo:text-align="start" style:justify-single-word="false"/>
      <style:text-properties officeooo:rsid="000606b5" officeooo:paragraph-rsid="00092288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92288" officeooo:paragraph-rsid="00092288"/>
    </style:style>
    <style:style style:name="P4" style:family="paragraph" style:parent-style-name="Standard">
      <style:paragraph-properties fo:text-align="start" style:justify-single-word="false"/>
      <style:text-properties officeooo:rsid="00115769" officeooo:paragraph-rsid="00115769"/>
    </style:style>
    <style:style style:name="P5" style:family="paragraph" style:parent-style-name="Standard">
      <style:paragraph-properties fo:text-align="start" style:justify-single-word="false"/>
      <style:text-properties officeooo:rsid="0014716e" officeooo:paragraph-rsid="0014716e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92288" officeooo:paragraph-rsid="00092288"/>
    </style:style>
    <style:style style:name="P7" style:family="paragraph" style:parent-style-name="Standard">
      <style:paragraph-properties fo:text-align="start" style:justify-single-word="false"/>
      <style:text-properties style:font-name="DejaVu Serif1" officeooo:rsid="000d3f23" officeooo:paragraph-rsid="00092288"/>
    </style:style>
    <style:style style:name="P8" style:family="paragraph" style:parent-style-name="Standard">
      <style:paragraph-properties fo:text-align="start" style:justify-single-word="false"/>
      <style:text-properties style:font-name="DejaVu Serif1" officeooo:rsid="000d46f8" officeooo:paragraph-rsid="00092288"/>
    </style:style>
    <style:style style:name="P9" style:family="paragraph" style:parent-style-name="Standard">
      <style:paragraph-properties fo:text-align="start" style:justify-single-word="false"/>
      <style:text-properties style:font-name="DejaVu Serif1" officeooo:rsid="000e9150" officeooo:paragraph-rsid="00092288"/>
    </style:style>
    <style:style style:name="P10" style:family="paragraph" style:parent-style-name="Standard">
      <style:paragraph-properties fo:text-align="start" style:justify-single-word="false"/>
      <style:text-properties style:font-name="DejaVu Serif1" officeooo:rsid="00115769" officeooo:paragraph-rsid="00092288"/>
    </style:style>
    <style:style style:name="P11" style:family="paragraph" style:parent-style-name="Standard">
      <style:paragraph-properties fo:text-align="start" style:justify-single-word="false"/>
      <style:text-properties style:font-name="DejaVu Serif1" officeooo:rsid="00115769" officeooo:paragraph-rsid="00115769"/>
    </style:style>
    <style:style style:name="P12" style:family="paragraph" style:parent-style-name="Standard">
      <style:paragraph-properties fo:text-align="start" style:justify-single-word="false"/>
      <style:text-properties style:font-name="DejaVu Serif1" officeooo:rsid="000f5841" officeooo:paragraph-rsid="00092288"/>
    </style:style>
    <style:style style:name="P13" style:family="paragraph" style:parent-style-name="Standard">
      <style:paragraph-properties fo:text-align="start" style:justify-single-word="false"/>
      <style:text-properties style:font-name="DejaVu Serif1" officeooo:rsid="0010752e" officeooo:paragraph-rsid="00092288"/>
    </style:style>
    <style:style style:name="P14" style:family="paragraph" style:parent-style-name="Standard">
      <style:paragraph-properties fo:text-align="start" style:justify-single-word="false" fo:break-before="page"/>
      <style:text-properties style:font-name="DejaVu Serif1" officeooo:rsid="000e9150" officeooo:paragraph-rsid="00092288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2pt"/>
    </style:style>
    <style:style style:name="T1" style:family="text">
      <style:text-properties officeooo:rsid="0007e8c5"/>
    </style:style>
    <style:style style:name="T2" style:family="text">
      <style:text-properties officeooo:rsid="0009a173"/>
    </style:style>
    <style:style style:name="T3" style:family="text">
      <style:text-properties officeooo:rsid="000a79b4"/>
    </style:style>
    <style:style style:name="T4" style:family="text">
      <style:text-properties style:font-name="DejaVu Serif1" officeooo:rsid="000bd25c"/>
    </style:style>
    <style:style style:name="T5" style:family="text">
      <style:text-properties style:font-name="DejaVu Serif1" officeooo:rsid="000d3f23"/>
    </style:style>
    <style:style style:name="T6" style:family="text">
      <style:text-properties style:font-name="DejaVu Serif1" officeooo:rsid="000d452b"/>
    </style:style>
    <style:style style:name="T7" style:family="text">
      <style:text-properties style:font-name="DejaVu Serif1" officeooo:rsid="000d46f8"/>
    </style:style>
    <style:style style:name="T8" style:family="text">
      <style:text-properties style:font-name="DejaVu Serif1" officeooo:rsid="000e9150"/>
    </style:style>
    <style:style style:name="T9" style:family="text">
      <style:text-properties style:font-name="DejaVu Serif1" fo:font-weight="bold" officeooo:rsid="000e9150" style:font-weight-asian="bold" style:font-weight-complex="bold"/>
    </style:style>
    <style:style style:name="T10" style:family="text">
      <style:text-properties style:font-name="DejaVu Serif1" officeooo:rsid="000f5841"/>
    </style:style>
    <style:style style:name="T11" style:family="text">
      <style:text-properties style:font-name="DejaVu Serif1" officeooo:rsid="0010752e"/>
    </style:style>
    <style:style style:name="T12" style:family="text">
      <style:text-properties style:font-name="DejaVu Serif1" officeooo:rsid="00115769"/>
    </style:style>
    <style:style style:name="T13" style:family="text">
      <style:text-properties style:font-name="DejaVu Serif1" officeooo:rsid="001504f8"/>
    </style:style>
    <style:style style:name="T14" style:family="text">
      <style:text-properties style:font-name="DejaVu Serif1" officeooo:rsid="0019527d"/>
    </style:style>
    <style:style style:name="T15" style:family="text">
      <style:text-properties style:font-name="DejaVu Serif1" officeooo:rsid="001ad1f9"/>
    </style:style>
    <style:style style:name="T16" style:family="text">
      <style:text-properties style:font-name="DejaVu Serif1" officeooo:rsid="00251e29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2437in" fo:min-width="0.2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248in" fo:min-width="0.2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2547in" fo:min-width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2484in" fo:min-width="0.2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2252in" fo:min-width="0.2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1957in" fo:min-width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2102in" fo:min-width="0.2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2299in" fo:min-width="0.2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2374in" fo:min-width="0.2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2382in" fo:min-width="0.2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3193in" fo:min-width="0.3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2866in" fo:min-width="0.28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3118in" fo:min-width="0.3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2547in" fo:min-width="0.2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2945in" fo:min-width="0.2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0.4429in" fo:min-width="0.4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0.4189in" fo:min-width="0.4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3929in" fo:min-width="0.3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0.0181in" fo:min-width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2/22/18</text:p>
      <text:p text:style-name="P1"/>
      <text:p text:style-name="P1">- Aparently there is a god, improv lecture</text:p>
      <text:p text:style-name="P1"/>
      <text:p text:style-name="P1">- <text:span text:style-name="T1">Ideally a BST is perfectly symmetical and balanced</text:span></text:p>
      <text:p text:style-name="P1">* <text:span text:style-name="T1">it its possible to have a perfectly unbalanced tree, which is asically just a linked list (O(N))</text:span></text:p>
      <text:p text:style-name="P1"/>
      <text:p text:style-name="P3">AVL Trees</text:p>
      <text:p text:style-name="P6"/>
      <text:p text:style-name="P6">- BST with an additional rule</text:p>
      <text:p text:style-name="P6">* introduces a alance factor property</text:p>
      <text:p text:style-name="P2">* <text:span text:style-name="T2">for each node the absolute value of the difference etween the height of the right subtree and left subtree cannot be greater than one</text:span></text:p>
      <text:p text:style-name="P2">* <text:span text:style-name="T3">balace factor: </text:span><text:span text:style-name="T4">(?)</text:span></text:p>
      <text:p text:style-name="P2"><draw:custom-shape text:anchor-type="paragraph" draw:z-index="14" draw:name="Shape1" draw:style-name="gr2" draw:text-style-name="P15" svg:width="0.3657in" svg:height="0.3441in" svg:x="6.0102in" svg:y="0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">* </text:span><text:span text:style-name="T5">work from the first isntance of “non-AVLness”</text:span></text:p>
      <text:p text:style-name="P7"/>
      <text:p text:style-name="P2"><draw:line text:anchor-type="paragraph" draw:z-index="11" draw:name="Shape8" draw:style-name="gr1" draw:text-style-name="P15" svg:x1="6.2398in" svg:y1="0.0866in" svg:x2="6.5831in" svg:y2="0.4776in"><text:p/></draw:line><draw:custom-shape text:anchor-type="paragraph" draw:z-index="16" draw:name="Shape3" draw:style-name="gr4" draw:text-style-name="P16" svg:width="0.3823in" svg:height="0.3606in" svg:x="5.7075in" svg:y="0.18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0" draw:name="Shape9" draw:style-name="gr1" draw:text-style-name="P15" svg:x1="5.9736in" svg:y1="0.2689in" svg:x2="6.2047in" svg:y2="0.0028in"><text:p/></draw:line><text:span text:style-name="T5">- </text:span><text:span text:style-name="T13">D</text:span><text:span text:style-name="T6">raw most unbalanced tree of height 3 that you can that is AVL</text:span></text:p>
      <text:p text:style-name="P2"><draw:custom-shape text:anchor-type="paragraph" draw:z-index="15" draw:name="Shape2" draw:style-name="gr3" draw:text-style-name="P15" svg:width="0.3717in" svg:height="0.3512in" svg:x="6.4472in" svg:y="0.02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4" draw:style-name="gr5" draw:text-style-name="P15" svg:width="0.3717in" svg:height="0.3504in" svg:x="6.7972in" svg:y="0.5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5" draw:style-name="gr6" draw:text-style-name="P15" svg:width="0.3362in" svg:height="0.3169in" svg:x="6.2602in" svg:y="0.5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6" draw:style-name="gr7" draw:text-style-name="P15" svg:width="0.2933in" svg:height="0.2768in" svg:x="7.1626in" svg:y="0.99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7" draw:style-name="gr8" draw:text-style-name="P15" svg:width="0.3287in" svg:height="0.2969in" svg:x="5.5209in" svg:y="0.4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" draw:name="Shape10" draw:style-name="gr1" draw:text-style-name="P15" svg:x1="5.9673in" svg:y1="0.1425in" svg:x2="5.7075in" svg:y2="0.539in"><text:p/></draw:line><draw:line text:anchor-type="paragraph" draw:z-index="10" draw:name="Shape11" draw:style-name="gr1" draw:text-style-name="P15" svg:x1="6.6543in" svg:y1="0.2638in" svg:x2="6.4685in" svg:y2="0.7154in"><text:p/></draw:line><draw:line text:anchor-type="paragraph" draw:z-index="12" draw:name="Shape12" draw:style-name="gr1" draw:text-style-name="P15" svg:x1="6.7547in" svg:y1="0.2843in" svg:x2="6.9335in" svg:y2="0.6079in"><text:p/></draw:line><draw:line text:anchor-type="paragraph" draw:z-index="13" draw:name="Shape13" draw:style-name="gr1" draw:text-style-name="P15" svg:x1="6.9906in" svg:y1="0.6953in" svg:x2="7.2697in" svg:y2="1.0795in"><text:p/></draw:line><draw:line text:anchor-type="paragraph" draw:z-index="21" draw:name="Shape14" draw:style-name="gr1" draw:text-style-name="P15" svg:x1="6.4598in" svg:y1="0.8437in" svg:x2="6.6106in" svg:y2="1.361in"><text:p/></draw:line><draw:line text:anchor-type="paragraph" draw:z-index="3" draw:name="Shape15" draw:style-name="gr1" draw:text-style-name="P15" svg:x1="6.3559in" svg:y1="0.7819in" svg:x2="6.2516in" svg:y2="1.1409in"><text:p/></draw:line><draw:line text:anchor-type="paragraph" draw:z-index="22" draw:name="Shape16" draw:style-name="gr1" draw:text-style-name="P15" svg:x1="6.9909in" svg:y1="0.8638in" svg:x2="6.8882in" svg:y2="1.2567in"><text:p/></draw:line><draw:custom-shape text:anchor-type="paragraph" draw:z-index="23" draw:name="Shape17" draw:style-name="gr9" draw:text-style-name="P15" svg:width="0.3248in" svg:height="0.3248in" svg:x="6.7028in" svg:y="1.09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18" draw:style-name="gr10" draw:text-style-name="P15" svg:width="0.3362in" svg:height="0.3362in" svg:x="6.0193in" svg:y="1.03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Shape19" draw:style-name="gr11" draw:text-style-name="P15" svg:width="0.3358in" svg:height="0.3358in" svg:x="6.3673in" svg:y="1.1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20" draw:style-name="gr12" draw:text-style-name="P15" svg:width="0.4516in" svg:height="0.4516in" svg:x="0.2327in" svg:y="0.3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21" draw:style-name="gr13" draw:text-style-name="P15" svg:width="0.4051in" svg:height="0.4051in" svg:x="-0.0217in" svg:y="1.05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22" draw:style-name="gr14" draw:text-style-name="P15" svg:width="0.4398in" svg:height="0.4398in" svg:x="0.7543in" svg:y="1.07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23" draw:style-name="gr15" draw:text-style-name="P15" svg:width="0.3594in" svg:height="0.3594in" svg:x="-0.3228in" svg:y="1.7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24" draw:style-name="gr16" draw:text-style-name="P15" svg:width="0.4169in" svg:height="0.4169in" svg:x="0.198in" svg:y="1.7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25" draw:style-name="gr11" draw:text-style-name="P15" svg:width="0.3358in" svg:height="0.3358in" svg:x="-0.4728in" svg:y="2.18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" draw:name="Shape26" draw:style-name="gr1" draw:text-style-name="P15" svg:x1="0.522in" svg:y1="0.6547in" svg:x2="0.9039in" svg:y2="1.1291in"><text:p/></draw:line><draw:line text:anchor-type="paragraph" draw:z-index="6" draw:name="Shape27" draw:style-name="gr1" draw:text-style-name="P15" svg:x1="0.3953in" svg:y1="0.5854in" svg:x2="0.1634in" svg:y2="1.3028in"><text:p/></draw:line><draw:line text:anchor-type="paragraph" draw:z-index="5" draw:name="Shape28" draw:style-name="gr1" draw:text-style-name="P15" svg:x1="0.2909in" svg:y1="1.3839in" svg:x2="0.3953in" svg:y2="1.9512in"><text:p/></draw:line><draw:line text:anchor-type="paragraph" draw:z-index="4" draw:name="Shape29" draw:style-name="gr1" draw:text-style-name="P15" svg:x1="0.0591in" svg:y1="1.4071in" svg:x2="-0.1492in" svg:y2="1.8823in"><text:p/></draw:line><draw:line text:anchor-type="paragraph" draw:z-index="8" draw:name="Shape30" draw:style-name="gr1" draw:text-style-name="P15" svg:x1="-0.1492in" svg:y1="2.0673in" svg:x2="-0.2764in" svg:y2="2.3445in"><text:p/></draw:line><text:span text:style-name="T6">-</text:span><text:span text:style-name="T7"> Draw most unalanced height 3 AVL w/ fewest nodes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- On every insert and removal from a BST, we apply the AVL algorithm w/ever the tree becomes unbalanced(non-AVL complient)</text:p>
      <text:p text:style-name="P8"/>
      <text:p text:style-name="P2"><text:span text:style-name="T7">- </text:span><text:span text:style-name="T9">balance factor</text:span><text:span text:style-name="T8"> = right height – left height</text:span></text:p>
      <text:p text:style-name="P9"/>
      <text:p text:style-name="P2"><text:span text:style-name="T8">- </text:span><text:span text:style-name="T9">left rotation</text:span><text:span text:style-name="T8">: occur when bal factor is &gt; 1</text:span></text:p>
      <text:p text:style-name="P10">1: at the node whose left and right height differ by more than 1:</text:p>
      <text:p text:style-name="P10">2: Let original root = node id’d in step 1</text:p>
      <text:p text:style-name="P11">3: let new root = original root → right child</text:p>
      <text:p text:style-name="P11">4: original root → right child = new root→left child (reassign OR’s right child)</text:p>
      <text:p text:style-name="P11">5: New root → left child = original root</text:p>
      <text:p text:style-name="P11"/>
      <text:p text:style-name="P2"><draw:custom-shape text:anchor-type="paragraph" draw:z-index="35" draw:name="Shape36" draw:style-name="gr20" svg:width="0.0012in" svg:height="0.035in" svg:x="2.9874in" svg:y="0.0681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8">- </text:span><text:span text:style-name="T9">right rotation </text:span><text:span text:style-name="T8">occurs when bal factor </text:span><text:span text:style-name="T12">&lt; -</text:span><text:span text:style-name="T8">1 </text:span><text:span text:style-name="T14">(Exact opposite of left rotation)</text:span></text:p>
      <text:p text:style-name="P4"><text:span text:style-name="T8">1: </text:span><text:span text:style-name="T14">occur at node whose left and right height differ by less than -1</text:span></text:p>
      <text:p text:style-name="P4"><text:span text:style-name="T8">2: </text:span><text:span text:style-name="T15">let original root = node id’d in step 1</text:span></text:p>
      <text:p text:style-name="P4"><text:span text:style-name="T8">3: </text:span><text:span text:style-name="T15">let new root = original root → left child</text:span></text:p>
      <text:p text:style-name="P4"><text:span text:style-name="T8">4: </text:span><text:span text:style-name="T15">original root → left child = new root → right child </text:span></text:p>
      <text:p text:style-name="P5"><text:span text:style-name="T8">5: </text:span><text:span text:style-name="T15">new root → right child = original root</text:span></text:p>
      <text:p text:style-name="P14"/>
      <text:p text:style-name="P2"><draw:custom-shape text:anchor-type="paragraph" draw:z-index="32" draw:name="Shape31" draw:style-name="gr17" draw:text-style-name="P15" svg:width="0.6252in" svg:height="0.6252in" svg:x="5.5453in" svg:y="0.24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8">- </text:span><text:span text:style-name="T10">This is the simplest unbalanced AVL tree possibble. Right Heavy with a bal factor of 2.</text:span></text:p>
      <text:p text:style-name="P12"><draw:custom-shape text:anchor-type="paragraph" draw:z-index="33" draw:name="Shape32" draw:style-name="gr18" draw:text-style-name="P16" svg:width="0.5913in" svg:height="0.5913in" svg:x="6.2516in" svg:y="0.3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- We need to pull the tree to the left</text:p>
      <text:p text:style-name="P12"><draw:line text:anchor-type="paragraph" draw:z-index="1" draw:name="Shape34" draw:style-name="gr1" draw:text-style-name="P15" svg:x1="6.0661in" svg:y1="0.052in" svg:x2="6.5642in" svg:y2="0.411in"><text:p/></draw:line></text:p>
      <text:p text:style-name="P2"><text:span text:style-name="T10">- </text:span><text:span text:style-name="T11">It’s reflection has a bal factor of -2</text:span></text:p>
      <text:p text:style-name="P13"><draw:custom-shape text:anchor-type="paragraph" draw:z-index="34" draw:name="Shape33" draw:style-name="gr19" draw:text-style-name="P15" svg:width="0.5559in" svg:height="0.5559in" svg:x="6.9346in" svg:y="0.1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" draw:name="Shape35" draw:style-name="gr1" draw:text-style-name="P15" svg:x1="6.772in" svg:y1="0.161in" svg:x2="7.1657in" svg:y2="0.4728in"><text:p/></draw:line></text:p>
      <text:p text:style-name="P2"><text:span text:style-name="T11">- </text:span><text:span text:style-name="T16">When rotating always start from the bottom and work way u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09:10:01.672147321</meta:creation-date>
    <dc:date>2018-02-22T10:18:07.038453780</dc:date>
    <meta:editing-duration>PT1H7M55S</meta:editing-duration>
    <meta:editing-cycles>26</meta:editing-cycles>
    <meta:generator>LibreOffice/5.4.4.2$Linux_X86_64 LibreOffice_project/40m0$Build-2</meta:generator>
    <meta:document-statistic meta:table-count="0" meta:image-count="0" meta:object-count="0" meta:page-count="2" meta:paragraph-count="30" meta:word-count="323" meta:character-count="1629" meta:non-whitespace-character-count="1334"/>
  </office:meta>
</office:document-meta>
</file>